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s ist lediglich eine Testdatei im Format 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0:29:12.065283091</meta:creation-date>
    <meta:print-date>2025-03-16T10:33:26.205976678</meta:print-date>
    <meta:printed-by>PDF-Dateien</meta:printed-by>
    <dc:date>2025-03-16T14:13:59.840837257</dc:date>
    <meta:editing-duration>PT3H34M31S</meta:editing-duration>
    <meta:editing-cycles>1</meta:editing-cycles>
    <meta:document-statistic meta:table-count="0" meta:image-count="0" meta:object-count="0" meta:page-count="1" meta:paragraph-count="1" meta:word-count="8" meta:character-count="47" meta:non-whitespace-character-count="40"/>
    <meta:generator>LibreOffice/25.2.1.2$Linux_X86_64 LibreOffice_project/520$Build-2</meta:generator>
  </office:meta>
</office:document-meta>
</file>